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99mm" svg:height="89.99mm" svg:x="37.66mm" svg:y="5.51mm">
            <loext:p draw:notify-on-update-of-ranges="evaluation.A2:evaluation.A30 evaluation.B2:evaluation.B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20" calcext:value-type="float">
            <text:p>2,00E+01</text:p>
          </table:table-cell>
          <table:table-cell table:number-columns-repeated="2"/>
        </table:table-row>
        <table:table-row table:style-name="ro1">
          <table:table-cell office:value-type="float" office:value="36.4517877651473" calcext:value-type="float">
            <text:p>3,65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2.5386264775467" calcext:value-type="float">
            <text:p>3,25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7.276907051198" calcext:value-type="float">
            <text:p>3,73E+01</text:p>
          </table:table-cell>
          <table:table-cell office:value-type="float" office:value="30" calcext:value-type="float">
            <text:p>3,00E+01</text:p>
          </table:table-cell>
          <table:table-cell table:number-columns-repeated="2"/>
        </table:table-row>
        <table:table-row table:style-name="ro1">
          <table:table-cell office:value-type="float" office:value="37.0553525509733" calcext:value-type="float">
            <text:p>3,71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2.9782672823492" calcext:value-type="float">
            <text:p>3,30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34.6171643294892" calcext:value-type="float">
            <text:p>3,46E+01</text:p>
          </table:table-cell>
          <table:table-cell office:value-type="float" office:value="40" calcext:value-type="float">
            <text:p>4,00E+01</text:p>
          </table:table-cell>
          <table:table-cell table:number-columns-repeated="2"/>
        </table:table-row>
        <table:table-row table:style-name="ro1">
          <table:table-cell office:value-type="float" office:value="41.3248184755544" calcext:value-type="float">
            <text:p>4,13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40.2666618018059" calcext:value-type="float">
            <text:p>4,03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2.5729729249135" calcext:value-type="float">
            <text:p>4,26E+01</text:p>
          </table:table-cell>
          <table:table-cell office:value-type="float" office:value="50" calcext:value-type="float">
            <text:p>5,00E+01</text:p>
          </table:table-cell>
          <table:table-cell table:number-columns-repeated="2"/>
        </table:table-row>
        <table:table-row table:style-name="ro1">
          <table:table-cell office:value-type="float" office:value="42.5113849533099" calcext:value-type="float">
            <text:p>4,25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6.5930383630077" calcext:value-type="float">
            <text:p>4,66E+01</text:p>
          </table:table-cell>
          <table:table-cell office:value-type="float" office:value="60" calcext:value-type="float">
            <text:p>6,00E+01</text:p>
          </table:table-cell>
          <table:table-cell table:number-columns-repeated="2"/>
        </table:table-row>
        <table:table-row table:style-name="ro1">
          <table:table-cell office:value-type="float" office:value="46.3324868129749" calcext:value-type="float">
            <text:p>4,63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48.0916526059543" calcext:value-type="float">
            <text:p>4,81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1.0969359637672" calcext:value-type="float">
            <text:p>5,11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1.8304471136679" calcext:value-type="float">
            <text:p>5,18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56.6935143988443" calcext:value-type="float">
            <text:p>5,67E+01</text:p>
          </table:table-cell>
          <table:table-cell office:value-type="float" office:value="70" calcext:value-type="float">
            <text:p>7,00E+01</text:p>
          </table:table-cell>
          <table:table-cell table:number-columns-repeated="2"/>
        </table:table-row>
        <table:table-row table:style-name="ro1">
          <table:table-cell office:value-type="float" office:value="64.0824864996839" calcext:value-type="float">
            <text:p>6,41E+01</text:p>
          </table:table-cell>
          <table:table-cell office:value-type="float" office:value="80" calcext:value-type="float">
            <text:p>8,00E+01</text:p>
          </table:table-cell>
          <table:table-cell table:number-columns-repeated="2"/>
        </table:table-row>
        <table:table-row table:style-name="ro1">
          <table:table-cell office:value-type="float" office:value="66.3617524451585" calcext:value-type="float">
            <text:p>6,64E+01</text:p>
          </table:table-cell>
          <table:table-cell office:value-type="float" office:value="90" calcext:value-type="float">
            <text:p>9,00E+01</text:p>
          </table:table-cell>
          <table:table-cell table:number-columns-repeated="2"/>
        </table:table-row>
        <table:table-row table:style-name="ro1">
          <table:table-cell office:value-type="float" office:value="68.7750905960679" calcext:value-type="float">
            <text:p>6,88E+01</text:p>
          </table:table-cell>
          <table:table-cell office:value-type="float" office:value="90" calcext:value-type="float">
            <text:p>9,00E+01</text:p>
          </table:table-cell>
          <table:table-cell table:number-columns-repeated="2"/>
        </table:table-row>
        <table:table-row table:style-name="ro1">
          <table:table-cell office:value-type="float" office:value="74.7018378680356" calcext:value-type="float">
            <text:p>7,47E+01</text:p>
          </table:table-cell>
          <table:table-cell office:value-type="float" office:value="100" calcext:value-type="float">
            <text:p>1,00E+02</text:p>
          </table:table-cell>
          <table:table-cell table:number-columns-repeated="2"/>
        </table:table-row>
        <table:table-row table:style-name="ro1">
          <table:table-cell office:value-type="float" office:value="83.4853106751968" calcext:value-type="float">
            <text:p>8,35E+01</text:p>
          </table:table-cell>
          <table:table-cell office:value-type="float" office:value="110" calcext:value-type="float">
            <text:p>1,10E+02</text:p>
          </table:table-cell>
          <table:table-cell table:number-columns-repeated="2"/>
        </table:table-row>
        <table:table-row table:style-name="ro1">
          <table:table-cell office:value-type="float" office:value="99.9900821856563" calcext:value-type="float">
            <text:p>1,00E+02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100.492386789882" calcext:value-type="float">
            <text:p>1,00E+02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98.1491080272069" calcext:value-type="float">
            <text:p>9,81E+01</text:p>
          </table:table-cell>
          <table:table-cell office:value-type="float" office:value="120" calcext:value-type="float">
            <text:p>1,20E+02</text:p>
          </table:table-cell>
          <table:table-cell/>
          <table:table-cell office:value-type="string" calcext:value-type="string">
            <text:p>100 Tanken, trainiert bis Tag 100</text:p>
          </table:table-cell>
        </table:table-row>
        <table:table-row table:style-name="ro1">
          <table:table-cell office:value-type="float" office:value="105.556490036534" calcext:value-type="float">
            <text:p>1,06E+02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110.411479380489" calcext:value-type="float">
            <text:p>1,10E+02</text:p>
          </table:table-cell>
          <table:table-cell office:value-type="float" office:value="130" calcext:value-type="float">
            <text:p>1,30E+02</text:p>
          </table:table-cell>
          <table:table-cell table:number-columns-repeated="2"/>
        </table:table-row>
        <table:table-row table:style-name="ro1">
          <table:table-cell office:value-type="float" office:value="98.69286712036" calcext:value-type="float">
            <text:p>9,87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98.9858469553717" calcext:value-type="float">
            <text:p>9,90E+01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  <table:table-row table:style-name="ro1">
          <table:table-cell office:value-type="float" office:value="100.884725228249" calcext:value-type="float">
            <text:p>1,01E+02</text:p>
          </table:table-cell>
          <table:table-cell office:value-type="float" office:value="120" calcext:value-type="float">
            <text:p>1,20E+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4:31:33.617361689</dc:date>
    <meta:editing-duration>PT58M31S</meta:editing-duration>
    <meta:editing-cycles>2</meta:editing-cycles>
    <meta:generator>LibreOffice/5.1.6.2$Linux_X86_64 LibreOffice_project/1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evaluation.A2:evaluation.B30" svg:x="0.32cm" svg:y="0.18cm" svg:width="12.693cm" svg:height="8.64cm">
          <chartooo:coordinate-region svg:x="2.053cm" svg:y="0.379cm" svg:width="10.7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2:evaluation.A30" chart:class="chart:line">
            <chart:data-point chart:repeated="29"/>
          </chart:series>
          <chart:series chart:style-name="ch8" chart:values-cell-range-address="evaluation.B2:evaluation.B30" chart:class="chart:line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4517877651473">
                <text:p>36.4517877651473</text:p>
                <draw:g>
                  <svg:desc>evaluation.A2:evaluation.A30</svg:desc>
                </draw:g>
              </table:table-cell>
              <table:table-cell office:value-type="float" office:value="30">
                <text:p>30</text:p>
                <draw:g>
                  <svg:desc>evaluation.B2:evaluation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5386264775467">
                <text:p>32.5386264775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276907051198">
                <text:p>37.2769070511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0553525509733">
                <text:p>37.05535255097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9782672823492">
                <text:p>32.97826728234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171643294892">
                <text:p>34.61716432948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3248184755544">
                <text:p>41.32481847555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2666618018059">
                <text:p>40.26666180180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5729729249135">
                <text:p>42.572972924913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5113849533099">
                <text:p>42.511384953309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5930383630077">
                <text:p>46.59303836300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.3324868129749">
                <text:p>46.33248681297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.0916526059543">
                <text:p>48.09165260595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.0969359637672">
                <text:p>51.096935963767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1.8304471136679">
                <text:p>51.830447113667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.6935143988443">
                <text:p>56.69351439884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0824864996839">
                <text:p>64.08248649968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3617524451585">
                <text:p>66.36175244515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.7750905960679">
                <text:p>68.775090596067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7018378680356">
                <text:p>74.701837868035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4853106751968">
                <text:p>83.48531067519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9900821856563">
                <text:p>99.99008218565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.492386789882">
                <text:p>100.49238678988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1491080272069">
                <text:p>98.14910802720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5.556490036534">
                <text:p>105.5564900365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.411479380489">
                <text:p>110.4114793804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69286712036">
                <text:p>98.692867120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9858469553717">
                <text:p>98.98584695537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.884725228249">
                <text:p>100.884725228249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